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281cm" fo:min-width="2.98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543cm" fo:min-width="2.29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2.17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72cm" fo:min-width="1.69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1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1.6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67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9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8cm" fo:min-width="1.65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709cm" fo:min-width="1.6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69cm" fo:min-width="1.651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3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>
      <style:graphic-properties loext:decorative="false"/>
    </style:style>
    <style:style style:name="gr15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8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2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65cm" fo:min-width="2.856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2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8.601cm" fo:min-width="8.381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101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.006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.00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3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3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3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3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4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3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4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4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4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964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5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3cm" fo:min-width="1.33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.077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6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63cm" fo:min-width="1.332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4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4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535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536cm" fo:min-width="0.079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53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584cm" fo:min-width="9.49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809cm" fo:min-width="5.041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56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57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58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fill="none"/>
      <style:text-properties fo:color="#a9a9a9" loext:opacity="100%" fo:font-size="40pt" style:font-size-asian="40pt" style:font-size-complex="40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2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3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4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5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6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7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8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9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0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1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2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3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4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  <draw:line draw:style-name="gr16" draw:text-style-name="P10" draw:layer="layout" svg:x1="6.246cm" svg:y1="6.233cm" svg:x2="6.247cm" svg:y2="15.447cm">
            <text:p/>
          </draw:line>
          <draw:line draw:style-name="gr16" draw:text-style-name="P10" draw:layer="layout" svg:x1="15.402cm" svg:y1="6.26cm" svg:x2="15.402cm" svg:y2="15.456cm">
            <text:p/>
          </draw:line>
          <draw:line draw:style-name="gr16" draw:text-style-name="P10" draw:layer="layout" svg:x1="6.215cm" svg:y1="6.289cm" svg:x2="15.456cm" svg:y2="6.289cm">
            <text:p/>
          </draw:line>
          <draw:line draw:style-name="gr16" draw:text-style-name="P10" draw:layer="layout" svg:x1="6.268cm" svg:y1="15.368cm" svg:x2="15.402cm" svg:y2="15.367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  <draw:line draw:style-name="gr18" draw:text-style-name="P10" draw:layer="layout" svg:x1="13.379cm" svg:y1="16.686cm" svg:x2="8.261cm" svg:y2="16.686cm">
            <text:p/>
          </draw:line>
          <draw:line draw:style-name="gr18" draw:text-style-name="P10" draw:layer="layout" svg:x1="13.379cm" svg:y1="4.905cm" svg:x2="8.261cm" svg:y2="4.905cm">
            <text:p/>
          </draw:line>
          <draw:line draw:style-name="gr18" draw:text-style-name="P10" draw:layer="layout" svg:x1="8.315cm" svg:y1="4.807cm" svg:x2="8.315cm" svg:y2="16.775cm">
            <text:p/>
          </draw:line>
          <draw:line draw:style-name="gr18" draw:text-style-name="P10" draw:layer="layout" svg:x1="13.249cm" svg:y1="4.754cm" svg:x2="13.249cm" svg:y2="16.722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  <draw:line draw:style-name="gr20" draw:text-style-name="P10" draw:layer="layout" svg:x1="4.94cm" svg:y1="8.248cm" svg:x2="4.94cm" svg:y2="13.254cm">
            <text:p/>
          </draw:line>
          <draw:line draw:style-name="gr20" draw:text-style-name="P10" draw:layer="layout" svg:x1="16.721cm" svg:y1="8.346cm" svg:x2="16.721cm" svg:y2="13.25cm">
            <text:p/>
          </draw:line>
          <draw:line draw:style-name="gr20" draw:text-style-name="P10" draw:layer="layout" svg:x1="4.782cm" svg:y1="8.3cm" svg:x2="16.887cm" svg:y2="8.299cm">
            <text:p/>
          </draw:line>
          <draw:line draw:style-name="gr20" draw:text-style-name="P10" draw:layer="layout" svg:x1="16.918cm" svg:y1="13.33cm" svg:x2="4.753cm" svg:y2="13.329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  <draw:page draw:name="page15" draw:style-name="dp1" draw:master-page-name="Default">
        <draw:frame draw:style-name="gr1" draw:text-style-name="P2" draw:layer="layout" svg:width="3.488cm" svg:height="1.531cm" svg:x="9.076cm" svg:y="2.726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5cm" svg:height="2.793cm" svg:x="9.423cm" svg:y="17.264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2.152cm" svg:height="1.959cm" svg:x="2.371cm" svg:y="9.875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674cm" svg:height="1.958cm" svg:x="17.324cm" svg:y="9.948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2.191cm" svg:height="1.822cm" svg:x="4.401cm" svg:y="4.707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674cm" svg:height="1.958cm" svg:x="15.335cm" svg:y="15.28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2.112cm" svg:height="1.959cm" svg:x="4.469cm" svg:y="15.255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2.192cm" svg:height="1.958cm" svg:x="15.339cm" svg:y="4.517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2.152cm" svg:height="1.817cm" svg:x="6.677cm" svg:y="3.262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9" draw:text-style-name="P8" draw:layer="layout" svg:width="2.191cm" svg:height="1.959cm" svg:x="12.898cm" svg:y="16.784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2.152cm" svg:height="1.959cm" svg:x="2.97cm" svg:y="6.97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10" draw:text-style-name="P9" draw:layer="layout" svg:width="2.152cm" svg:height="1.958cm" svg:x="16.623cm" svg:y="12.921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11" draw:text-style-name="P9" draw:layer="layout" svg:width="2.192cm" svg:height="1.959cm" svg:x="16.816cm" svg:y="6.97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9" draw:text-style-name="P9" draw:layer="layout" svg:width="2.191cm" svg:height="1.959cm" svg:x="2.978cm" svg:y="12.921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12" draw:text-style-name="P7" draw:layer="layout" svg:width="2.151cm" svg:height="1.819cm" svg:x="13.018cm" svg:y="3.285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11" draw:text-style-name="P8" draw:layer="layout" svg:width="2.192cm" svg:height="1.959cm" svg:x="6.596cm" svg:y="16.784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3" draw:text-style-name="P10" draw:layer="layout" svg:x1="10.82cm" svg:y1="4.202cm" svg:x2="10.82cm" svg:y2="17.439cm">
          <text:p/>
        </draw:line>
        <draw:line draw:style-name="gr13" draw:text-style-name="P10" draw:layer="layout" svg:x1="4.127cm" svg:y1="10.82cm" svg:x2="17.512cm" svg:y2="10.82cm">
          <text:p/>
        </draw:line>
        <draw:g draw:style-name="gr14">
          <draw:line draw:style-name="gr15" draw:text-style-name="P10" draw:layer="layout" svg:x1="6.13cm" svg:y1="6.128cm" svg:x2="15.511cm" svg:y2="15.508cm">
            <text:p/>
          </draw:line>
          <draw:line draw:style-name="gr15" draw:text-style-name="P10" draw:layer="layout" svg:x1="15.497cm" svg:y1="6.159cm" svg:x2="6.144cm" svg:y2="15.513cm">
            <text:p/>
          </draw:line>
        </draw:g>
        <draw:g draw:style-name="gr14">
          <draw:line draw:style-name="gr17" draw:text-style-name="P10" draw:layer="layout" svg:x1="8.281cm" svg:y1="4.715cm" svg:x2="13.339cm" svg:y2="16.924cm">
            <text:p/>
          </draw:line>
          <draw:line draw:style-name="gr17" draw:text-style-name="P10" draw:layer="layout" svg:x1="13.336cm" svg:y1="4.716cm" svg:x2="8.279cm" svg:y2="16.923cm">
            <text:p/>
          </draw:line>
        </draw:g>
        <draw:g draw:style-name="gr14">
          <draw:line draw:style-name="gr19" draw:text-style-name="P10" draw:layer="layout" svg:x1="4.665cm" svg:y1="8.263cm" svg:x2="16.975cm" svg:y2="13.361cm">
            <text:p/>
          </draw:line>
          <draw:line draw:style-name="gr19" draw:text-style-name="P10" draw:layer="layout" svg:x1="4.677cm" svg:y1="13.394cm" svg:x2="16.93cm" svg:y2="8.318cm">
            <text:p/>
          </draw:line>
        </draw:g>
        <draw:frame draw:style-name="gr21" draw:text-style-name="P12" draw:layer="layout" svg:width="3.356cm" svg:height="1.215cm" svg:x="16.558cm" svg:y="1.864cm">
          <draw:text-box>
            <text:p text:style-name="P11"><text:span text:style-name="T5">16-Gon</text:span></text:p>
          </draw:text-box>
        </draw:frame>
        <draw:custom-shape draw:style-name="gr22" draw:text-style-name="P13" draw:layer="layout" svg:width="12.785cm" svg:height="12.743cm" svg:x="4.428cm" svg:y="4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0.608cm" svg:height="0.611cm" svg:x="10.516cm" svg:y="10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79cm" svg:height="0.478cm" svg:x="8.6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6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2.432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8.69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79cm" svg:height="0.479cm" svg:x="6.01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1.577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9.518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8.075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5.991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5.157cm" svg:y="1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5.15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3.02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1.577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7cm" svg:x="10.57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9.518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45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69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4.173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6.996cm" svg:y="1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5.991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2.43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6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8.075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0.579cm" svg:y="4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0.579cm" svg:y="4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4.69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4.69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5.991cm" svg:y="8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15.157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2cm" svg:height="0.478cm" svg:x="13.02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5" draw:layer="layout" svg:width="0.481cm" svg:height="0.478cm" svg:x="8.075cm" svg:y="9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2cm" svg:height="0.479cm" svg:x="13.02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9cm" svg:x="16.453cm" svg:y="8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481cm" svg:height="0.477cm" svg:x="16.453cm" svg:y="1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draw:custom-shape draw:style-name="gr27" draw:text-style-name="P16" draw:layer="layout" svg:width="1.865cm" svg:height="1.249cm" svg:x="13.275cm" svg:y="2.0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3.47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9" draw:text-style-name="P17" draw:layer="layout" svg:width="0.609cm" svg:height="0.821cm" svg:x="14.329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0" draw:text-style-name="P16" draw:layer="layout" svg:width="0.22cm" svg:height="0.821cm" svg:x="14.097cm" svg:y="2.2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19.498cm" svg:y="10.0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9.701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7" draw:layer="layout" svg:width="0.611cm" svg:height="0.819cm" svg:x="20.549cm" svg:y="10.27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20.319cm" svg:y="10.27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8.549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2" draw:text-style-name="P17" draw:layer="layout" svg:width="0.609cm" svg:height="0.819cm" svg:x="18.752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6" draw:layer="layout" svg:width="0.611cm" svg:height="0.819cm" svg:x="19.6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1cm" svg:height="0.819cm" svg:x="19.37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8.46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18.66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8" draw:text-style-name="P16" draw:layer="layout" svg:width="0.611cm" svg:height="0.82cm" svg:x="19.51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1cm" svg:height="0.82cm" svg:x="19.28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0" draw:text-style-name="P16" draw:layer="layout" svg:width="1.864cm" svg:height="1.25cm" svg:x="17.274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17.477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1" draw:text-style-name="P16" draw:layer="layout" svg:width="0.611cm" svg:height="0.821cm" svg:x="18.325cm" svg:y="16.68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1cm" svg:height="0.821cm" svg:x="18.095cm" svg:y="16.68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13.27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4" draw:text-style-name="P16" draw:layer="layout" svg:width="0.609cm" svg:height="0.822cm" svg:x="13.47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4.329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cm" svg:height="0.822cm" svg:x="14.097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9.888cm" svg:y="19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10.092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17" draw:layer="layout" svg:width="0.609cm" svg:height="0.822cm" svg:x="10.943cm" svg:y="19.79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10.713cm" svg:y="19.79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8" draw:text-style-name="P17" draw:layer="layout" svg:width="1.864cm" svg:height="1.249cm" svg:x="6.35cm" svg:y="18.40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18.621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7" draw:layer="layout" svg:width="0.221cm" svg:height="0.822cm" svg:x="7.172cm" svg:y="18.6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0.513cm" svg:y="10.051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28" draw:text-style-name="P16" draw:layer="layout" svg:width="0.609cm" svg:height="0.821cm" svg:x="0.717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609cm" svg:height="0.821cm" svg:x="1.566cm" svg:y="10.269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.336cm" svg:y="10.26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.178cm" svg:y="13.433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8" draw:text-style-name="P16" draw:layer="layout" svg:width="0.611cm" svg:height="0.82cm" svg:x="1.381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2.233cm" svg:y="13.647cm">
              <text:p/>
              <draw:enhanced-geometry svg:viewBox="0 0 21600 21600" draw:type="rectangle" draw:enhanced-path="M 0 0 L 21600 0 21600 21600 0 21600 0 0 Z N"/>
            </draw:custom-shape>
            <draw:custom-shape draw:style-name="gr39" draw:text-style-name="P17" draw:layer="layout" svg:width="0.223cm" svg:height="0.82cm" svg:x="2.001cm" svg:y="13.6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5" draw:text-style-name="P17" draw:layer="layout" svg:width="1.865cm" svg:height="1.25cm" svg:x="1.178cm" svg:y="7.10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6" draw:text-style-name="P16" draw:layer="layout" svg:width="0.611cm" svg:height="0.819cm" svg:x="1.381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2" draw:text-style-name="P17" draw:layer="layout" svg:width="0.609cm" svg:height="0.819cm" svg:x="2.233cm" svg:y="7.325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6" draw:layer="layout" svg:width="0.223cm" svg:height="0.819cm" svg:x="2.001cm" svg:y="7.3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37" draw:text-style-name="P17" draw:layer="layout" svg:width="0.609cm" svg:height="0.82cm" svg:x="2.889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37" draw:text-style-name="P17" draw:layer="layout" svg:width="0.609cm" svg:height="0.82cm" svg:x="3.74cm" svg:y="4.271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6" draw:layer="layout" svg:width="0.221cm" svg:height="0.82cm" svg:x="3.509cm" svg:y="4.27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31" draw:text-style-name="P16" draw:layer="layout" svg:width="1.864cm" svg:height="1.249cm" svg:x="6.35cm" svg:y="2.077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47" draw:text-style-name="P17" draw:layer="layout" svg:width="0.611cm" svg:height="0.822cm" svg:x="6.55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7.403cm" svg:y="2.29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7.172cm" svg:y="2.2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17.274cm" svg:y="4.058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1" draw:text-style-name="P17" draw:layer="layout" svg:width="0.611cm" svg:height="0.821cm" svg:x="17.478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51" draw:text-style-name="P17" draw:layer="layout" svg:width="0.611cm" svg:height="0.821cm" svg:x="18.326cm" svg:y="4.272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17" draw:layer="layout" svg:width="0.223cm" svg:height="0.821cm" svg:x="18.096cm" svg:y="4.272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43" draw:text-style-name="P17" draw:layer="layout" svg:width="1.865cm" svg:height="1.249cm" svg:x="2.685cm" svg:y="16.465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2.888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16" draw:layer="layout" svg:width="0.611cm" svg:height="0.822cm" svg:x="3.737cm" svg:y="16.678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3cm" svg:height="0.822cm" svg:x="3.507cm" svg:y="16.67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6">
          <draw:custom-shape draw:style-name="gr27" draw:text-style-name="P16" draw:layer="layout" svg:width="1.865cm" svg:height="1.249cm" svg:x="9.888cm" svg:y="1.542cm">
            <text:p/>
            <draw:enhanced-geometry svg:viewBox="0 0 21600 21600" draw:type="rectangle" draw:enhanced-path="M 0 0 L 21600 0 21600 21600 0 21600 0 0 Z N"/>
          </draw:custom-shape>
          <draw:g draw:style-name="gr26">
            <draw:custom-shape draw:style-name="gr52" draw:text-style-name="P16" draw:layer="layout" svg:width="0.611cm" svg:height="0.822cm" svg:x="10.09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16" draw:layer="layout" svg:width="0.609cm" svg:height="0.822cm" svg:x="10.943cm" svg:y="1.756cm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6" draw:layer="layout" svg:width="0.221cm" svg:height="0.822cm" svg:x="10.713cm" svg:y="1.7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9" draw:layer="layout" svg:width="10.02cm" svg:height="2.869cm" draw:transform="skewX (6.47645223508318E-017) rotate (0.746477321077975) translate (6.168cm 13.169cm)">
          <text:p text:style-name="P18"><text:span text:style-name="T6">College of Scripting</text:span></text:p>
          <text:p text:style-name="P18"><text:span text:style-name="T6">Music &amp; 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custom-shape draw:style-name="gr54" draw:text-style-name="P19" draw:layer="layout" svg:width="5.566cm" svg:height="3.094cm" draw:transform="rotate (0.746477321077975) translate (10.606cm 13.619cm)">
          <text:p text:style-name="P18"><text:span text:style-name="T6">Christopher</text:span></text:p>
          <text:p text:style-name="P18"><text:span text:style-name="T6">Andrew</text:span></text:p>
          <text:p text:style-name="P18"><text:span text:style-name="T6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55" draw:text-style-name="P20" draw:layer="layout" svg:width="4.586cm" svg:height="3.095cm" svg:x="16.178cm" svg:y="18.22cm">
          <draw:text-box>
            <text:p><text:span text:style-name="T7">(c) 2000-2025 Christopher <text:s text:c="2"/>Andrew <text:s text:c="3"/></text:span></text:p>
            <text:p><text:span text:style-name="T7">Topalian</text:span></text:p>
          </draw:text-box>
        </draw:frame>
        <draw:frame draw:style-name="gr56" draw:text-style-name="P20" draw:layer="layout" svg:width="6.856cm" svg:height="1.826cm" svg:x="0.37cm" svg:y="0.177cm">
          <draw:text-box>
            <text:p><text:span text:style-name="T8">TRUE AI</text:span></text:p>
          </draw:text-box>
        </draw:frame>
        <draw:frame draw:style-name="gr57" draw:text-style-name="P20" draw:layer="layout" svg:width="9.455cm" svg:height="0.962cm" svg:x="11.847cm" svg:y="0.335cm">
          <draw:text-box>
            <text:p><text:span text:style-name="T7">Christopher Andrew Topalian</text:span></text:p>
          </draw:text-box>
        </draw:frame>
        <draw:frame draw:style-name="gr58" draw:text-style-name="P20" draw:layer="layout" svg:width="9.455cm" svg:height="1.673cm" svg:x="0.49cm" svg:y="19.664cm">
          <draw:text-box>
            <text:p><text:span text:style-name="T7">Github.com/ChristopherAndrew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1.6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27T15:38:03.436273200</meta:creation-date>
    <dc:date>2025-11-10T19:21:48.635528400</dc:date>
    <meta:editing-duration>P6DT1H59M45S</meta:editing-duration>
    <meta:editing-cycles>59</meta:editing-cycles>
    <meta:generator>LibreOffice/25.2.3.2$Windows_X86_64 LibreOffice_project/bbb074479178df812d175f709636b368952c2ce3</meta:generator>
    <dc:title>CATopalian True AI by Christopher Andrew Topalian</dc:title>
    <dc:subject>true artificial intelligence</dc:subject>
    <meta:keyword>ai</meta:keyword>
    <meta:keyword>true ai</meta:keyword>
    <dc:publisher>Christopher Andrew Topalian</dc:publisher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meta:document-statistic meta:object-count="2843"/>
  </office:meta>
</office:document-meta>
</file>